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styles.xml" manifest:media-type="text/xml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Thumbnails/thumbnail.png" manifest:media-type="image/png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4.84mm"/>
    </style:style>
    <style:style style:name="co3" style:family="table-column">
      <style:table-column-properties fo:break-before="auto" style:column-width="23.48mm"/>
    </style:style>
    <style:style style:name="co4" style:family="table-column">
      <style:table-column-properties fo:break-before="auto" style:column-width="24.17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6d6f"/>
    </style:style>
    <style:style style:name="ce2" style:family="table-cell" style:parent-style-name="Default">
      <style:table-cell-properties fo:background-color="#00888a"/>
    </style:style>
    <style:style style:name="ce3" style:family="table-cell" style:parent-style-name="Default" style:data-style-name="N107">
      <style:table-cell-properties fo:background-color="#00aaad"/>
    </style:style>
    <style:style style:name="ce4" style:family="table-cell" style:parent-style-name="Default">
      <style:table-cell-properties fo:background-color="#00a65d"/>
    </style:style>
    <style:style style:name="ce5" style:family="table-cell" style:parent-style-name="Default">
      <style:table-cell-properties fo:background-color="#00aaad"/>
    </style:style>
    <style:style style:name="ce6" style:family="table-cell" style:parent-style-name="Default">
      <style:table-cell-properties fo:background-color="#94070a"/>
    </style:style>
    <style:style style:name="ce7" style:family="table-cell" style:parent-style-name="Default">
      <style:table-cell-properties fo:background-color="#ba131a"/>
    </style:style>
    <style:style style:name="ce8" style:family="table-cell" style:parent-style-name="Default" style:data-style-name="N107">
      <style:table-cell-properties fo:background-color="#ed1c24"/>
    </style:style>
    <style:style style:name="ce9" style:family="table-cell" style:parent-style-name="Default">
      <style:table-cell-properties fo:background-color="#ed1c24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160.19mm" svg:height="89.96mm" svg:x="5.49mm" svg:y="121.57mm">
            <draw:object draw:notify-on-update-of-ranges="Sheet1.A16:Sheet1.A25 Sheet1.B16:Sheet1.B25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60.19mm" svg:height="89.96mm" svg:x="175.85mm" svg:y="121.22mm">
            <draw:object draw:notify-on-update-of-ranges="Sheet1.D16:Sheet1.D25 Sheet1.E16:Sheet1.E25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  <draw:frame draw:z-index="2" draw:style-name="gr1" draw:text-style-name="P1" svg:width="160.19mm" svg:height="89.96mm" svg:x="348.68mm" svg:y="122.27mm">
            <draw:object draw:notify-on-update-of-ranges="Sheet1.G16:Sheet1.G25 Sheet1.H16:Sheet1.H25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3" draw:style-name="gr1" draw:text-style-name="P1" svg:width="160.19mm" svg:height="89.96mm" svg:x="2.81mm" svg:y="220.82mm">
            <draw:object draw:notify-on-update-of-ranges="Sheet1.J16:Sheet1.J25 Sheet1.K16:Sheet1.K25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  <draw:frame draw:z-index="4" draw:style-name="gr1" draw:text-style-name="P1" svg:width="159.84mm" svg:height="89.96mm" svg:x="176mm" svg:y="221.82mm">
            <draw:object draw:notify-on-update-of-ranges="Sheet1.M16:Sheet1.M25 Sheet1.N16:Sheet1.N25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  <draw:frame draw:z-index="5" draw:style-name="gr1" draw:text-style-name="P1" svg:width="159.85mm" svg:height="89.96mm" svg:x="346.88mm" svg:y="222.43mm">
            <draw:object draw:notify-on-update-of-ranges="Sheet1.P16:Sheet1.P25 Sheet1.Q16:Sheet1.Q25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</table:shapes>
        <table:table-column table:style-name="co1" table:default-cell-style-name="ce4"/>
        <table:table-column table:style-name="co2" table:default-cell-style-name="ce4"/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" table:default-cell-style-name="Default"/>
        <table:table-column table:style-name="co1" table:default-cell-style-name="ce4"/>
        <table:table-column table:style-name="co3" table:default-cell-style-name="ce4"/>
        <table:table-column table:style-name="co1" table:default-cell-style-name="Default"/>
        <table:table-column table:style-name="co1" table:default-cell-style-name="ce4"/>
        <table:table-column table:style-name="co4" table:default-cell-style-name="ce4"/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" table:default-cell-style-name="Default"/>
        <table:table-column table:style-name="co1" table:default-cell-style-name="ce4"/>
        <table:table-column table:style-name="co2" table:default-cell-style-name="ce4"/>
        <table:table-column table:style-name="co1" table:default-cell-style-name="Default"/>
        <table:table-row table:style-name="ro1">
          <table:table-cell table:style-name="ce1"/>
          <table:table-cell table:style-name="ce1" office:value-type="float" office:value="5000" calcext:value-type="float">
            <text:p>5000</text:p>
          </table:table-cell>
          <table:table-cell table:style-name="ce1"/>
          <table:table-cell table:style-name="ce6"/>
          <table:table-cell table:style-name="ce6" office:value-type="float" office:value="10000" calcext:value-type="float">
            <text:p>10000</text:p>
          </table:table-cell>
          <table:table-cell table:style-name="ce6"/>
          <table:table-cell table:style-name="ce1"/>
          <table:table-cell table:style-name="ce1" office:value-type="float" office:value="15000" calcext:value-type="float">
            <text:p>15000</text:p>
          </table:table-cell>
          <table:table-cell table:style-name="ce1"/>
          <table:table-cell table:style-name="ce6"/>
          <table:table-cell table:style-name="ce6" office:value-type="float" office:value="20000" calcext:value-type="float">
            <text:p>20000</text:p>
          </table:table-cell>
          <table:table-cell table:style-name="ce6"/>
          <table:table-cell table:style-name="ce1"/>
          <table:table-cell table:style-name="ce1" office:value-type="float" office:value="25000" calcext:value-type="float">
            <text:p>25000</text:p>
          </table:table-cell>
          <table:table-cell table:style-name="ce1"/>
          <table:table-cell table:style-name="ce6"/>
          <table:table-cell table:style-name="ce6" office:value-type="float" office:value="30000" calcext:value-type="float">
            <text:p>30000</text:p>
          </table:table-cell>
          <table:table-cell table:style-name="ce6"/>
        </table:table-row>
        <table:table-row table:style-name="ro1">
          <table:table-cell table:style-name="ce2" office:value-type="string" calcext:value-type="string">
            <text:p>Ускорение</text:p>
          </table:table-cell>
          <table:table-cell table:style-name="ce2" office:value-type="string" calcext:value-type="string">
            <text:p>К-во потоков</text:p>
          </table:table-cell>
          <table:table-cell table:style-name="ce2" office:value-type="string" calcext:value-type="string">
            <text:p>Время</text:p>
          </table:table-cell>
          <table:table-cell table:style-name="ce7" office:value-type="string" calcext:value-type="string">
            <text:p>Ускорение</text:p>
          </table:table-cell>
          <table:table-cell table:style-name="ce7" office:value-type="string" calcext:value-type="string">
            <text:p>К-во потоков</text:p>
          </table:table-cell>
          <table:table-cell table:style-name="ce7" office:value-type="string" calcext:value-type="string">
            <text:p>Время</text:p>
          </table:table-cell>
          <table:table-cell table:style-name="ce2" office:value-type="string" calcext:value-type="string">
            <text:p>Ускорение</text:p>
          </table:table-cell>
          <table:table-cell table:style-name="ce2" office:value-type="string" calcext:value-type="string">
            <text:p>К-во потоков</text:p>
          </table:table-cell>
          <table:table-cell table:style-name="ce2" office:value-type="string" calcext:value-type="string">
            <text:p>Время</text:p>
          </table:table-cell>
          <table:table-cell table:style-name="ce7" office:value-type="string" calcext:value-type="string">
            <text:p>Ускорение</text:p>
          </table:table-cell>
          <table:table-cell table:style-name="ce7" office:value-type="string" calcext:value-type="string">
            <text:p>К-во потоков</text:p>
          </table:table-cell>
          <table:table-cell table:style-name="ce7" office:value-type="string" calcext:value-type="string">
            <text:p>Время</text:p>
          </table:table-cell>
          <table:table-cell table:style-name="ce2" office:value-type="string" calcext:value-type="string">
            <text:p>Ускорение</text:p>
          </table:table-cell>
          <table:table-cell table:style-name="ce2" office:value-type="string" calcext:value-type="string">
            <text:p>К-во потоков</text:p>
          </table:table-cell>
          <table:table-cell table:style-name="ce2" office:value-type="string" calcext:value-type="string">
            <text:p>Время</text:p>
          </table:table-cell>
          <table:table-cell table:style-name="ce7" office:value-type="string" calcext:value-type="string">
            <text:p>Ускорение</text:p>
          </table:table-cell>
          <table:table-cell table:style-name="ce7" office:value-type="string" calcext:value-type="string">
            <text:p>К-во потоков</text:p>
          </table:table-cell>
          <table:table-cell table:style-name="ce7" office:value-type="string" calcext:value-type="string">
            <text:p>Время</text:p>
          </table:table-cell>
        </table:table-row>
        <table:table-row table:style-name="ro1">
          <table:table-cell table:style-name="ce3" table:formula="of:=0.69/[.C3]" office:value-type="float" office:value="1" calcext:value-type="float">
            <text:p>1,0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0.69" calcext:value-type="float">
            <text:p>0,69</text:p>
          </table:table-cell>
          <table:table-cell table:style-name="ce8" table:formula="of:=2.96/[.F3]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2.96" calcext:value-type="float">
            <text:p>2,96</text:p>
          </table:table-cell>
          <table:table-cell table:style-name="ce3" table:formula="of:=9.91/[.I3]" office:value-type="float" office:value="1" calcext:value-type="float">
            <text:p>1,0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9.91" calcext:value-type="float">
            <text:p>9,91</text:p>
          </table:table-cell>
          <table:table-cell table:style-name="ce8" table:formula="of:=32.11/[.L3]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32.11" calcext:value-type="float">
            <text:p>32,11</text:p>
          </table:table-cell>
          <table:table-cell table:style-name="ce3" table:formula="of:=62.57/[.O3]" office:value-type="float" office:value="1" calcext:value-type="float">
            <text:p>1,000</text:p>
          </table:table-cell>
          <table:table-cell table:style-name="ce5" office:value-type="float" office:value="1" calcext:value-type="float">
            <text:p>1</text:p>
          </table:table-cell>
          <table:table-cell table:style-name="ce5" office:value-type="float" office:value="62.57" calcext:value-type="float">
            <text:p>62,57</text:p>
          </table:table-cell>
          <table:table-cell table:style-name="ce8" table:formula="of:=95.85/[.R3]" office:value-type="float" office:value="1" calcext:value-type="float">
            <text:p>1,000</text:p>
          </table:table-cell>
          <table:table-cell table:style-name="ce9" office:value-type="float" office:value="1" calcext:value-type="float">
            <text:p>1</text:p>
          </table:table-cell>
          <table:table-cell table:style-name="ce9" office:value-type="float" office:value="95.85" calcext:value-type="float">
            <text:p>95,85</text:p>
          </table:table-cell>
        </table:table-row>
        <table:table-row table:style-name="ro1">
          <table:table-cell table:style-name="ce3" table:formula="of:=0.69/[.C4]" office:value-type="float" office:value="1.81578947368421" calcext:value-type="float">
            <text:p>1,816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0.38" calcext:value-type="float">
            <text:p>0,38</text:p>
          </table:table-cell>
          <table:table-cell table:style-name="ce8" table:formula="of:=2.96/[.F4]" office:value-type="float" office:value="1.38967136150235" calcext:value-type="float">
            <text:p>1,39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2.13" calcext:value-type="float">
            <text:p>2,13</text:p>
          </table:table-cell>
          <table:table-cell table:style-name="ce3" table:formula="of:=9.91/[.I4]" office:value-type="float" office:value="1.19397590361446" calcext:value-type="float">
            <text:p>1,194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8.3" calcext:value-type="float">
            <text:p>8,3</text:p>
          </table:table-cell>
          <table:table-cell table:style-name="ce8" table:formula="of:=32.11/[.L4]" office:value-type="float" office:value="1.60952380952381" calcext:value-type="float">
            <text:p>1,610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19.95" calcext:value-type="float">
            <text:p>19,95</text:p>
          </table:table-cell>
          <table:table-cell table:style-name="ce3" table:formula="of:=62.57/[.O4]" office:value-type="float" office:value="1.70073389508019" calcext:value-type="float">
            <text:p>1,701</text:p>
          </table:table-cell>
          <table:table-cell table:style-name="ce5" office:value-type="float" office:value="2" calcext:value-type="float">
            <text:p>2</text:p>
          </table:table-cell>
          <table:table-cell table:style-name="ce5" office:value-type="float" office:value="36.79" calcext:value-type="float">
            <text:p>36,79</text:p>
          </table:table-cell>
          <table:table-cell table:style-name="ce8" table:formula="of:=95.85/[.R4]" office:value-type="float" office:value="1.81534090909091" calcext:value-type="float">
            <text:p>1,815</text:p>
          </table:table-cell>
          <table:table-cell table:style-name="ce9" office:value-type="float" office:value="2" calcext:value-type="float">
            <text:p>2</text:p>
          </table:table-cell>
          <table:table-cell table:style-name="ce9" office:value-type="float" office:value="52.8" calcext:value-type="float">
            <text:p>52,8</text:p>
          </table:table-cell>
        </table:table-row>
        <table:table-row table:style-name="ro1">
          <table:table-cell table:style-name="ce3" table:formula="of:=0.69/[.C5]" office:value-type="float" office:value="1.56818181818182" calcext:value-type="float">
            <text:p>1,568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0.44" calcext:value-type="float">
            <text:p>0,44</text:p>
          </table:table-cell>
          <table:table-cell table:style-name="ce8" table:formula="of:=2.96/[.F5]" office:value-type="float" office:value="1.48" calcext:value-type="float">
            <text:p>1,480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2" calcext:value-type="float">
            <text:p>2</text:p>
          </table:table-cell>
          <table:table-cell table:style-name="ce3" table:formula="of:=9.91/[.I5]" office:value-type="float" office:value="1.33918918918919" calcext:value-type="float">
            <text:p>1,339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7.4" calcext:value-type="float">
            <text:p>7,4</text:p>
          </table:table-cell>
          <table:table-cell table:style-name="ce8" table:formula="of:=32.11/[.L5]" office:value-type="float" office:value="1.84646348476136" calcext:value-type="float">
            <text:p>1,846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17.39" calcext:value-type="float">
            <text:p>17,39</text:p>
          </table:table-cell>
          <table:table-cell table:style-name="ce3" table:formula="of:=62.57/[.O5]" office:value-type="float" office:value="1.9035594767265" calcext:value-type="float">
            <text:p>1,904</text:p>
          </table:table-cell>
          <table:table-cell table:style-name="ce5" office:value-type="float" office:value="3" calcext:value-type="float">
            <text:p>3</text:p>
          </table:table-cell>
          <table:table-cell table:style-name="ce5" office:value-type="float" office:value="32.87" calcext:value-type="float">
            <text:p>32,87</text:p>
          </table:table-cell>
          <table:table-cell table:style-name="ce8" table:formula="of:=95.85/[.R5]" office:value-type="float" office:value="1.92469879518072" calcext:value-type="float">
            <text:p>1,925</text:p>
          </table:table-cell>
          <table:table-cell table:style-name="ce9" office:value-type="float" office:value="3" calcext:value-type="float">
            <text:p>3</text:p>
          </table:table-cell>
          <table:table-cell table:style-name="ce9" office:value-type="float" office:value="49.8" calcext:value-type="float">
            <text:p>49,8</text:p>
          </table:table-cell>
        </table:table-row>
        <table:table-row table:style-name="ro1">
          <table:table-cell table:style-name="ce3" table:formula="of:=0.69/[.C6]" office:value-type="float" office:value="1.64285714285714" calcext:value-type="float">
            <text:p>1,643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0.42" calcext:value-type="float">
            <text:p>0,42</text:p>
          </table:table-cell>
          <table:table-cell table:style-name="ce8" table:formula="of:=2.96/[.F6]" office:value-type="float" office:value="1.24894514767932" calcext:value-type="float">
            <text:p>1,249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2.37" calcext:value-type="float">
            <text:p>2,37</text:p>
          </table:table-cell>
          <table:table-cell table:style-name="ce3" table:formula="of:=9.91/[.I6]" office:value-type="float" office:value="1.31084656084656" calcext:value-type="float">
            <text:p>1,311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7.56" calcext:value-type="float">
            <text:p>7,56</text:p>
          </table:table-cell>
          <table:table-cell table:style-name="ce8" table:formula="of:=32.11/[.L6]" office:value-type="float" office:value="1.9820987654321" calcext:value-type="float">
            <text:p>1,982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16.2" calcext:value-type="float">
            <text:p>16,2</text:p>
          </table:table-cell>
          <table:table-cell table:style-name="ce3" table:formula="of:=62.57/[.O6]" office:value-type="float" office:value="2.04677788681714" calcext:value-type="float">
            <text:p>2,047</text:p>
          </table:table-cell>
          <table:table-cell table:style-name="ce5" office:value-type="float" office:value="4" calcext:value-type="float">
            <text:p>4</text:p>
          </table:table-cell>
          <table:table-cell table:style-name="ce5" office:value-type="float" office:value="30.57" calcext:value-type="float">
            <text:p>30,57</text:p>
          </table:table-cell>
          <table:table-cell table:style-name="ce8" table:formula="of:=95.85/[.R6]" office:value-type="float" office:value="1.97100555212832" calcext:value-type="float">
            <text:p>1,971</text:p>
          </table:table-cell>
          <table:table-cell table:style-name="ce9" office:value-type="float" office:value="4" calcext:value-type="float">
            <text:p>4</text:p>
          </table:table-cell>
          <table:table-cell table:style-name="ce9" office:value-type="float" office:value="48.63" calcext:value-type="float">
            <text:p>48,63</text:p>
          </table:table-cell>
        </table:table-row>
        <table:table-row table:style-name="ro1">
          <table:table-cell table:style-name="ce3" table:formula="of:=0.69/[.C7]" office:value-type="float" office:value="1.76923076923077" calcext:value-type="float">
            <text:p>1,769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0.39" calcext:value-type="float">
            <text:p>0,39</text:p>
          </table:table-cell>
          <table:table-cell table:style-name="ce8" table:formula="of:=2.96/[.F7]" office:value-type="float" office:value="1.28138528138528" calcext:value-type="float">
            <text:p>1,281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2.31" calcext:value-type="float">
            <text:p>2,31</text:p>
          </table:table-cell>
          <table:table-cell table:style-name="ce3" table:formula="of:=9.91/[.I7]" office:value-type="float" office:value="1.34281842818428" calcext:value-type="float">
            <text:p>1,343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7.38" calcext:value-type="float">
            <text:p>7,38</text:p>
          </table:table-cell>
          <table:table-cell table:style-name="ce8" table:formula="of:=32.11/[.L7]" office:value-type="float" office:value="2.022040302267" calcext:value-type="float">
            <text:p>2,022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15.88" calcext:value-type="float">
            <text:p>15,88</text:p>
          </table:table-cell>
          <table:table-cell table:style-name="ce3" table:formula="of:=62.57/[.O7]" office:value-type="float" office:value="2.03413524057217" calcext:value-type="float">
            <text:p>2,034</text:p>
          </table:table-cell>
          <table:table-cell table:style-name="ce5" office:value-type="float" office:value="5" calcext:value-type="float">
            <text:p>5</text:p>
          </table:table-cell>
          <table:table-cell table:style-name="ce5" office:value-type="float" office:value="30.76" calcext:value-type="float">
            <text:p>30,76</text:p>
          </table:table-cell>
          <table:table-cell table:style-name="ce8" table:formula="of:=95.85/[.R7]" office:value-type="float" office:value="1.98365066225166" calcext:value-type="float">
            <text:p>1,984</text:p>
          </table:table-cell>
          <table:table-cell table:style-name="ce9" office:value-type="float" office:value="5" calcext:value-type="float">
            <text:p>5</text:p>
          </table:table-cell>
          <table:table-cell table:style-name="ce9" office:value-type="float" office:value="48.32" calcext:value-type="float">
            <text:p>48,32</text:p>
          </table:table-cell>
        </table:table-row>
        <table:table-row table:style-name="ro1">
          <table:table-cell table:style-name="ce3" table:formula="of:=0.69/[.C8]" office:value-type="float" office:value="1.53333333333333" calcext:value-type="float">
            <text:p>1,533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0.45" calcext:value-type="float">
            <text:p>0,45</text:p>
          </table:table-cell>
          <table:table-cell table:style-name="ce8" table:formula="of:=2.96/[.F8]" office:value-type="float" office:value="1.23849372384937" calcext:value-type="float">
            <text:p>1,238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2.39" calcext:value-type="float">
            <text:p>2,39</text:p>
          </table:table-cell>
          <table:table-cell table:style-name="ce3" table:formula="of:=9.91/[.I8]" office:value-type="float" office:value="1.30394736842105" calcext:value-type="float">
            <text:p>1,304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7.6" calcext:value-type="float">
            <text:p>7,6</text:p>
          </table:table-cell>
          <table:table-cell table:style-name="ce8" table:formula="of:=32.11/[.L8]" office:value-type="float" office:value="1.94960534304797" calcext:value-type="float">
            <text:p>1,950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16.47" calcext:value-type="float">
            <text:p>16,47</text:p>
          </table:table-cell>
          <table:table-cell table:style-name="ce3" table:formula="of:=62.57/[.O8]" office:value-type="float" office:value="1.92168304668305" calcext:value-type="float">
            <text:p>1,922</text:p>
          </table:table-cell>
          <table:table-cell table:style-name="ce5" office:value-type="float" office:value="6" calcext:value-type="float">
            <text:p>6</text:p>
          </table:table-cell>
          <table:table-cell table:style-name="ce5" office:value-type="float" office:value="32.56" calcext:value-type="float">
            <text:p>32,56</text:p>
          </table:table-cell>
          <table:table-cell table:style-name="ce8" table:formula="of:=95.85/[.R8]" office:value-type="float" office:value="1.89726840855107" calcext:value-type="float">
            <text:p>1,897</text:p>
          </table:table-cell>
          <table:table-cell table:style-name="ce9" office:value-type="float" office:value="6" calcext:value-type="float">
            <text:p>6</text:p>
          </table:table-cell>
          <table:table-cell table:style-name="ce9" office:value-type="float" office:value="50.52" calcext:value-type="float">
            <text:p>50,52</text:p>
          </table:table-cell>
        </table:table-row>
        <table:table-row table:style-name="ro1">
          <table:table-cell table:style-name="ce3" table:formula="of:=0.69/[.C9]" office:value-type="float" office:value="1.76923076923077" calcext:value-type="float">
            <text:p>1,76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0.39" calcext:value-type="float">
            <text:p>0,39</text:p>
          </table:table-cell>
          <table:table-cell table:style-name="ce8" table:formula="of:=2.96/[.F9]" office:value-type="float" office:value="1.25423728813559" calcext:value-type="float">
            <text:p>1,25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2.36" calcext:value-type="float">
            <text:p>2,36</text:p>
          </table:table-cell>
          <table:table-cell table:style-name="ce3" table:formula="of:=9.91/[.I9]" office:value-type="float" office:value="1.33918918918919" calcext:value-type="float">
            <text:p>1,339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7.4" calcext:value-type="float">
            <text:p>7,4</text:p>
          </table:table-cell>
          <table:table-cell table:style-name="ce8" table:formula="of:=32.11/[.L9]" office:value-type="float" office:value="1.87448920023351" calcext:value-type="float">
            <text:p>1,874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17.13" calcext:value-type="float">
            <text:p>17,13</text:p>
          </table:table-cell>
          <table:table-cell table:style-name="ce3" table:formula="of:=62.57/[.O9]" office:value-type="float" office:value="1.91345565749235" calcext:value-type="float">
            <text:p>1,913</text:p>
          </table:table-cell>
          <table:table-cell table:style-name="ce5" office:value-type="float" office:value="7" calcext:value-type="float">
            <text:p>7</text:p>
          </table:table-cell>
          <table:table-cell table:style-name="ce5" office:value-type="float" office:value="32.7" calcext:value-type="float">
            <text:p>32,7</text:p>
          </table:table-cell>
          <table:table-cell table:style-name="ce8" table:formula="of:=95.85/[.R9]" office:value-type="float" office:value="1.86116504854369" calcext:value-type="float">
            <text:p>1,861</text:p>
          </table:table-cell>
          <table:table-cell table:style-name="ce9" office:value-type="float" office:value="7" calcext:value-type="float">
            <text:p>7</text:p>
          </table:table-cell>
          <table:table-cell table:style-name="ce9" office:value-type="float" office:value="51.5" calcext:value-type="float">
            <text:p>51,5</text:p>
          </table:table-cell>
        </table:table-row>
        <table:table-row table:style-name="ro1">
          <table:table-cell table:style-name="ce3" table:formula="of:=0.69/[.C10]" office:value-type="float" office:value="1.76923076923077" calcext:value-type="float">
            <text:p>1,769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0.39" calcext:value-type="float">
            <text:p>0,39</text:p>
          </table:table-cell>
          <table:table-cell table:style-name="ce8" table:formula="of:=2.96/[.F10]" office:value-type="float" office:value="1.28695652173913" calcext:value-type="float">
            <text:p>1,28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2.3" calcext:value-type="float">
            <text:p>2,3</text:p>
          </table:table-cell>
          <table:table-cell table:style-name="ce3" table:formula="of:=9.91/[.I10]" office:value-type="float" office:value="1.30566534914361" calcext:value-type="float">
            <text:p>1,306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7.59" calcext:value-type="float">
            <text:p>7,59</text:p>
          </table:table-cell>
          <table:table-cell table:style-name="ce8" table:formula="of:=32.11/[.L10]" office:value-type="float" office:value="1.86903376018626" calcext:value-type="float">
            <text:p>1,869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17.18" calcext:value-type="float">
            <text:p>17,18</text:p>
          </table:table-cell>
          <table:table-cell table:style-name="ce3" table:formula="of:=62.57/[.O10]" office:value-type="float" office:value="1.88463855421687" calcext:value-type="float">
            <text:p>1,885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33.2" calcext:value-type="float">
            <text:p>33,2</text:p>
          </table:table-cell>
          <table:table-cell table:style-name="ce8" table:formula="of:=95.85/[.R10]" office:value-type="float" office:value="1.84682080924856" calcext:value-type="float">
            <text:p>1,847</text:p>
          </table:table-cell>
          <table:table-cell table:style-name="ce9" office:value-type="float" office:value="8" calcext:value-type="float">
            <text:p>8</text:p>
          </table:table-cell>
          <table:table-cell table:style-name="ce9" office:value-type="float" office:value="51.9" calcext:value-type="float">
            <text:p>51,9</text:p>
          </table:table-cell>
        </table:table-row>
        <table:table-row table:style-name="ro1">
          <table:table-cell table:style-name="ce3" table:formula="of:=0.69/[.C11]" office:value-type="float" office:value="1.725" calcext:value-type="float">
            <text:p>1,725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0.4" calcext:value-type="float">
            <text:p>0,4</text:p>
          </table:table-cell>
          <table:table-cell table:style-name="ce8" table:formula="of:=2.96/[.F11]" office:value-type="float" office:value="1.2436974789916" calcext:value-type="float">
            <text:p>1,244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2.38" calcext:value-type="float">
            <text:p>2,38</text:p>
          </table:table-cell>
          <table:table-cell table:style-name="ce3" table:formula="of:=9.91/[.I11]" office:value-type="float" office:value="1.28868660598179" calcext:value-type="float">
            <text:p>1,289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7.69" calcext:value-type="float">
            <text:p>7,69</text:p>
          </table:table-cell>
          <table:table-cell table:style-name="ce8" table:formula="of:=32.11/[.L11]" office:value-type="float" office:value="1.84858952216465" calcext:value-type="float">
            <text:p>1,849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17.37" calcext:value-type="float">
            <text:p>17,37</text:p>
          </table:table-cell>
          <table:table-cell table:style-name="ce3" table:formula="of:=62.57/[.O11]" office:value-type="float" office:value="1.85173128144421" calcext:value-type="float">
            <text:p>1,852</text:p>
          </table:table-cell>
          <table:table-cell table:style-name="ce5" office:value-type="float" office:value="9" calcext:value-type="float">
            <text:p>9</text:p>
          </table:table-cell>
          <table:table-cell table:style-name="ce5" office:value-type="float" office:value="33.79" calcext:value-type="float">
            <text:p>33,79</text:p>
          </table:table-cell>
          <table:table-cell table:style-name="ce8" table:formula="of:=95.85/[.R11]" office:value-type="float" office:value="1.83620689655172" calcext:value-type="float">
            <text:p>1,836</text:p>
          </table:table-cell>
          <table:table-cell table:style-name="ce9" office:value-type="float" office:value="9" calcext:value-type="float">
            <text:p>9</text:p>
          </table:table-cell>
          <table:table-cell table:style-name="ce9" office:value-type="float" office:value="52.2" calcext:value-type="float">
            <text:p>52,2</text:p>
          </table:table-cell>
        </table:table-row>
        <table:table-row table:style-name="ro1">
          <table:table-cell table:style-name="ce3" table:formula="of:=0.69/[.C12]" office:value-type="float" office:value="1.725" calcext:value-type="float">
            <text:p>1,725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0.4" calcext:value-type="float">
            <text:p>0,4</text:p>
          </table:table-cell>
          <table:table-cell table:style-name="ce8" table:formula="of:=2.96/[.F12]" office:value-type="float" office:value="1.23849372384937" calcext:value-type="float">
            <text:p>1,238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2.39" calcext:value-type="float">
            <text:p>2,39</text:p>
          </table:table-cell>
          <table:table-cell table:style-name="ce3" table:formula="of:=9.91/[.I12]" office:value-type="float" office:value="1.30223390275953" calcext:value-type="float">
            <text:p>1,30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7.61" calcext:value-type="float">
            <text:p>7,61</text:p>
          </table:table-cell>
          <table:table-cell table:style-name="ce8" table:formula="of:=32.11/[.L12]" office:value-type="float" office:value="1.82236095346198" calcext:value-type="float">
            <text:p>1,822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17.62" calcext:value-type="float">
            <text:p>17,62</text:p>
          </table:table-cell>
          <table:table-cell table:style-name="ce3" table:formula="of:=62.57/[.O12]" office:value-type="float" office:value="1.85227945529899" calcext:value-type="float">
            <text:p>1,852</text:p>
          </table:table-cell>
          <table:table-cell table:style-name="ce5" office:value-type="float" office:value="10" calcext:value-type="float">
            <text:p>10</text:p>
          </table:table-cell>
          <table:table-cell table:style-name="ce5" office:value-type="float" office:value="33.78" calcext:value-type="float">
            <text:p>33,78</text:p>
          </table:table-cell>
          <table:table-cell table:style-name="ce8" table:formula="of:=95.85/[.R12]" office:value-type="float" office:value="1.83269598470363" calcext:value-type="float">
            <text:p>1,833</text:p>
          </table:table-cell>
          <table:table-cell table:style-name="ce9" office:value-type="float" office:value="10" calcext:value-type="float">
            <text:p>10</text:p>
          </table:table-cell>
          <table:table-cell table:style-name="ce9" office:value-type="float" office:value="52.3" calcext:value-type="float">
            <text:p>52,3</text:p>
          </table:table-cell>
        </table:table-row>
        <table:table-row table:style-name="ro1" table:number-rows-repeated="2"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  <table:table-cell table:style-name="Default" table:number-columns-repeated="2"/>
          <table:table-cell/>
        </table:table-row>
        <table:table-row table:style-name="ro1">
          <table:table-cell office:value-type="float" office:value="5000" calcext:value-type="float">
            <text:p>5000</text:p>
          </table:table-cell>
          <table:table-cell table:number-columns-repeated="2"/>
          <table:table-cell office:value-type="float" office:value="10000" calcext:value-type="float">
            <text:p>10000</text:p>
          </table:table-cell>
          <table:table-cell table:number-columns-repeated="2"/>
          <table:table-cell office:value-type="float" office:value="15000" calcext:value-type="float">
            <text:p>15000</text:p>
          </table:table-cell>
          <table:table-cell table:number-columns-repeated="2"/>
          <table:table-cell office:value-type="float" office:value="20000" calcext:value-type="float">
            <text:p>20000</text:p>
          </table:table-cell>
          <table:table-cell table:number-columns-repeated="2"/>
          <table:table-cell office:value-type="float" office:value="25000" calcext:value-type="float">
            <text:p>25000</text:p>
          </table:table-cell>
          <table:table-cell table:number-columns-repeated="2"/>
          <table:table-cell office:value-type="float" office:value="30000" calcext:value-type="float">
            <text:p>300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  <table:table-cell table:number-columns-repeated="2" office:value-type="float" office:value="1" calcext:value-type="float">
            <text:p>1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1.81578947368421" calcext:value-type="float">
            <text:p>1,8157894736842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38967136150235" calcext:value-type="float">
            <text:p>1,38967136150235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19397590361446" calcext:value-type="float">
            <text:p>1,19397590361446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60952380952381" calcext:value-type="float">
            <text:p>1,60952380952381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70073389508019" calcext:value-type="float">
            <text:p>1,70073389508019</text:p>
          </table:table-cell>
          <table:table-cell/>
          <table:table-cell office:value-type="float" office:value="2" calcext:value-type="float">
            <text:p>2</text:p>
          </table:table-cell>
          <table:table-cell office:value-type="float" office:value="1.81534090909091" calcext:value-type="float">
            <text:p>1,81534090909091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1.56818181818182" calcext:value-type="float">
            <text:p>1,5681818181818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48" calcext:value-type="float">
            <text:p>1,48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33918918918919" calcext:value-type="float">
            <text:p>1,33918918918919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84646348476136" calcext:value-type="float">
            <text:p>1,84646348476136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035594767265" calcext:value-type="float">
            <text:p>1,9035594767265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.92469879518072" calcext:value-type="float">
            <text:p>1,92469879518072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.64285714285714" calcext:value-type="float">
            <text:p>1,642857142857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24894514767932" calcext:value-type="float">
            <text:p>1,2489451476793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31084656084656" calcext:value-type="float">
            <text:p>1,31084656084656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9820987654321" calcext:value-type="float">
            <text:p>1,9820987654321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2.04677788681714" calcext:value-type="float">
            <text:p>2,04677788681714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.97100555212832" calcext:value-type="float">
            <text:p>1,97100555212832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1.76923076923077" calcext:value-type="float">
            <text:p>1,7692307692307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28138528138528" calcext:value-type="float">
            <text:p>1,281385281385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34281842818428" calcext:value-type="float">
            <text:p>1,34281842818428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022040302267" calcext:value-type="float">
            <text:p>2,02204030226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2.03413524057217" calcext:value-type="float">
            <text:p>2,03413524057217</text:p>
          </table:table-cell>
          <table:table-cell/>
          <table:table-cell office:value-type="float" office:value="5" calcext:value-type="float">
            <text:p>5</text:p>
          </table:table-cell>
          <table:table-cell office:value-type="float" office:value="1.98365066225166" calcext:value-type="float">
            <text:p>1,9836506622516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.53333333333333" calcext:value-type="float">
            <text:p>1,53333333333333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23849372384937" calcext:value-type="float">
            <text:p>1,2384937238493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30394736842105" calcext:value-type="float">
            <text:p>1,303947368421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94960534304797" calcext:value-type="float">
            <text:p>1,94960534304797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92168304668305" calcext:value-type="float">
            <text:p>1,92168304668305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.89726840855107" calcext:value-type="float">
            <text:p>1,89726840855107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1.76923076923077" calcext:value-type="float">
            <text:p>1,76923076923077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25423728813559" calcext:value-type="float">
            <text:p>1,2542372881355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33918918918919" calcext:value-type="float">
            <text:p>1,33918918918919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87448920023351" calcext:value-type="float">
            <text:p>1,87448920023351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91345565749235" calcext:value-type="float">
            <text:p>1,91345565749235</text:p>
          </table:table-cell>
          <table:table-cell/>
          <table:table-cell office:value-type="float" office:value="7" calcext:value-type="float">
            <text:p>7</text:p>
          </table:table-cell>
          <table:table-cell office:value-type="float" office:value="1.86116504854369" calcext:value-type="float">
            <text:p>1,86116504854369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1.76923076923077" calcext:value-type="float">
            <text:p>1,7692307692307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28695652173913" calcext:value-type="float">
            <text:p>1,28695652173913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30566534914361" calcext:value-type="float">
            <text:p>1,30566534914361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86903376018626" calcext:value-type="float">
            <text:p>1,86903376018626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88463855421687" calcext:value-type="float">
            <text:p>1,88463855421687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.84682080924856" calcext:value-type="float">
            <text:p>1,8468208092485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1.725" calcext:value-type="float">
            <text:p>1,72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2436974789916" calcext:value-type="float">
            <text:p>1,2436974789916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28868660598179" calcext:value-type="float">
            <text:p>1,28868660598179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84858952216465" calcext:value-type="float">
            <text:p>1,84858952216465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85173128144421" calcext:value-type="float">
            <text:p>1,85173128144421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1.83620689655172" calcext:value-type="float">
            <text:p>1,83620689655172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1.725" calcext:value-type="float">
            <text:p>1,725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23849372384937" calcext:value-type="float">
            <text:p>1,23849372384937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30223390275953" calcext:value-type="float">
            <text:p>1,30223390275953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82236095346198" calcext:value-type="float">
            <text:p>1,82236095346198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85227945529899" calcext:value-type="float">
            <text:p>1,85227945529899</text:p>
          </table:table-cell>
          <table:table-cell/>
          <table:table-cell office:value-type="float" office:value="10" calcext:value-type="float">
            <text:p>10</text:p>
          </table:table-cell>
          <table:table-cell office:value-type="float" office:value="1.83269598470363" calcext:value-type="float">
            <text:p>1,83269598470363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number-style style:name="N107">
      <number:number number:decimal-places="3" loext:min-decimal-places="3" number:min-integer-digits="1"/>
    </number:number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1">00.00.0000</text:date>, <text:time style:data-style-name="N2" text:time-value="20:22:55.14733901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1:04.964000000</meta:creation-date>
    <meta:generator>LibreOffice/6.0.7.3$Linux_X86_64 LibreOffice_project/00m0$Build-3</meta:generator>
    <dc:date>2019-12-01T21:26:19.740322435</dc:date>
    <meta:editing-duration>PT8S</meta:editing-duration>
    <meta:editing-cycles>1</meta:editing-cycles>
    <meta:document-statistic meta:table-count="1" meta:cell-count="330" meta:object-count="6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8.997cm" xlink:href=".." xlink:type="simple" chart:class="chart:line" chart:style-name="ch1">
        <chart:title svg:x="7.45cm" svg:y="0.315cm" chart:style-name="ch2">
          <text:p>5000</text:p>
        </chart:title>
        <chart:plot-area chart:style-name="ch3" table:cell-range-address="Sheet1.A16:Sheet1.B25" chart:data-source-has-labels="column" svg:x="1.331cm" svg:y="1.273cm" svg:width="14.369cm" svg:height="6.564cm">
          <chartooo:coordinate-region svg:x="2.058cm" svg:y="1.472cm" svg:width="13.455cm" svg:height="5.718cm"/>
          <chart:axis chart:dimension="x" chart:name="primary-x" chart:style-name="ch4" chartooo:axis-type="auto">
            <chartooo:date-scale/>
            <chart:title svg:x="6.989cm" svg:y="8.016cm" chart:style-name="ch5">
              <text:p>Количество потоков</text:p>
            </chart:title>
            <chart:categories table:cell-range-address="Sheet1.A16:Sheet1.A25"/>
          </chart:axis>
          <chart:axis chart:dimension="y" chart:name="primary-y" chart:style-name="ch4">
            <chart:title svg:x="0.451cm" svg:y="6.478cm" chart:style-name="ch6">
              <text:p>Коэффициент ускорения</text:p>
            </chart:title>
            <chart:grid chart:style-name="ch7" chart:class="major"/>
          </chart:axis>
          <chart:series chart:style-name="ch8" chart:values-cell-range-address="Sheet1.B16:Sheet1.B2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B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A16:Sheet1.A25</svg:desc>
                </draw:g>
              </table:table-cell>
              <table:table-cell office:value-type="float" office:value="1">
                <text:p>1</text:p>
                <draw:g>
                  <svg:desc>Sheet1.B16:Sheet1.B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1578947368421">
                <text:p>1.8157894736842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56818181818182">
                <text:p>1.5681818181818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64285714285714">
                <text:p>1.64285714285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53333333333333">
                <text:p>1.53333333333333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76923076923077">
                <text:p>1.7692307692307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725">
                <text:p>1.72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725">
                <text:p>1.7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8.997cm" xlink:href=".." xlink:type="simple" chart:class="chart:line" chart:style-name="ch1">
        <chart:title svg:x="7.331cm" svg:y="0.315cm" chart:style-name="ch2">
          <text:p>10000</text:p>
        </chart:title>
        <chart:plot-area chart:style-name="ch3" table:cell-range-address="Sheet1.D16:Sheet1.E25" chart:data-source-has-labels="column" svg:x="1.331cm" svg:y="1.273cm" svg:width="14.369cm" svg:height="6.564cm">
          <chartooo:coordinate-region svg:x="2.058cm" svg:y="1.472cm" svg:width="13.455cm" svg:height="5.718cm"/>
          <chart:axis chart:dimension="x" chart:name="primary-x" chart:style-name="ch4" chartooo:axis-type="auto">
            <chartooo:date-scale/>
            <chart:title svg:x="6.989cm" svg:y="8.016cm" chart:style-name="ch5">
              <text:p>Количество потоков</text:p>
            </chart:title>
            <chart:categories table:cell-range-address="Sheet1.D16:Sheet1.D25"/>
          </chart:axis>
          <chart:axis chart:dimension="y" chart:name="primary-y" chart:style-name="ch4">
            <chart:title svg:x="0.451cm" svg:y="6.478cm" chart:style-name="ch6">
              <text:p>Коэффициент ускорения</text:p>
            </chart:title>
            <chart:grid chart:style-name="ch7" chart:class="major"/>
          </chart:axis>
          <chart:series chart:style-name="ch8" chart:values-cell-range-address="Sheet1.E16:Sheet1.E2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E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D16:Sheet1.D25</svg:desc>
                </draw:g>
              </table:table-cell>
              <table:table-cell office:value-type="float" office:value="1">
                <text:p>1</text:p>
                <draw:g>
                  <svg:desc>Sheet1.E16:Sheet1.E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38967136150235">
                <text:p>1.38967136150235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48">
                <text:p>1.48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24894514767932">
                <text:p>1.248945147679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28138528138528">
                <text:p>1.281385281385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23849372384937">
                <text:p>1.2384937238493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25423728813559">
                <text:p>1.2542372881355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28695652173913">
                <text:p>1.28695652173913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436974789916">
                <text:p>1.2436974789916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23849372384937">
                <text:p>1.23849372384937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8.997cm" xlink:href=".." xlink:type="simple" chart:class="chart:line" chart:style-name="ch1">
        <chart:title svg:x="7.331cm" svg:y="0.315cm" chart:style-name="ch2">
          <text:p>15000</text:p>
        </chart:title>
        <chart:plot-area chart:style-name="ch3" table:cell-range-address="Sheet1.G16:Sheet1.H25" chart:data-source-has-labels="column" svg:x="1.331cm" svg:y="1.273cm" svg:width="14.369cm" svg:height="6.564cm">
          <chartooo:coordinate-region svg:x="2.058cm" svg:y="1.472cm" svg:width="13.455cm" svg:height="5.718cm"/>
          <chart:axis chart:dimension="x" chart:name="primary-x" chart:style-name="ch4" chartooo:axis-type="auto">
            <chartooo:date-scale/>
            <chart:title svg:x="6.989cm" svg:y="8.016cm" chart:style-name="ch5">
              <text:p>Количество потоков</text:p>
            </chart:title>
            <chart:categories table:cell-range-address="Sheet1.G16:Sheet1.G25"/>
          </chart:axis>
          <chart:axis chart:dimension="y" chart:name="primary-y" chart:style-name="ch4">
            <chart:title svg:x="0.451cm" svg:y="6.478cm" chart:style-name="ch6">
              <text:p>Коэффициент ускорения</text:p>
            </chart:title>
            <chart:grid chart:style-name="ch7" chart:class="major"/>
          </chart:axis>
          <chart:series chart:style-name="ch8" chart:values-cell-range-address="Sheet1.H16:Sheet1.H2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H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G16:Sheet1.G25</svg:desc>
                </draw:g>
              </table:table-cell>
              <table:table-cell office:value-type="float" office:value="1">
                <text:p>1</text:p>
                <draw:g>
                  <svg:desc>Sheet1.H16:Sheet1.H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19397590361446">
                <text:p>1.19397590361446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33918918918919">
                <text:p>1.3391891891891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31084656084656">
                <text:p>1.3108465608465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34281842818428">
                <text:p>1.34281842818428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30394736842105">
                <text:p>1.303947368421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33918918918919">
                <text:p>1.3391891891891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30566534914361">
                <text:p>1.30566534914361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28868660598179">
                <text:p>1.28868660598179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30223390275953">
                <text:p>1.30223390275953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.02cm" svg:height="8.997cm" xlink:href=".." xlink:type="simple" chart:class="chart:line" chart:style-name="ch1">
        <chart:title svg:x="7.331cm" svg:y="0.315cm" chart:style-name="ch2">
          <text:p>20000</text:p>
        </chart:title>
        <chart:plot-area chart:style-name="ch3" table:cell-range-address="Sheet1.J16:Sheet1.K25" chart:data-source-has-labels="column" svg:x="1.331cm" svg:y="1.273cm" svg:width="14.369cm" svg:height="6.564cm">
          <chartooo:coordinate-region svg:x="2.058cm" svg:y="1.472cm" svg:width="13.455cm" svg:height="5.718cm"/>
          <chart:axis chart:dimension="x" chart:name="primary-x" chart:style-name="ch4" chartooo:axis-type="auto">
            <chartooo:date-scale/>
            <chart:title svg:x="6.989cm" svg:y="8.016cm" chart:style-name="ch5">
              <text:p>Количество потоков</text:p>
            </chart:title>
            <chart:categories table:cell-range-address="Sheet1.J16:Sheet1.J25"/>
          </chart:axis>
          <chart:axis chart:dimension="y" chart:name="primary-y" chart:style-name="ch4">
            <chart:title svg:x="0.451cm" svg:y="6.478cm" chart:style-name="ch6">
              <text:p>Коэффициент ускорения</text:p>
            </chart:title>
            <chart:grid chart:style-name="ch7" chart:class="major"/>
          </chart:axis>
          <chart:series chart:style-name="ch8" chart:values-cell-range-address="Sheet1.K16:Sheet1.K2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K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J16:Sheet1.J25</svg:desc>
                </draw:g>
              </table:table-cell>
              <table:table-cell office:value-type="float" office:value="1">
                <text:p>1</text:p>
                <draw:g>
                  <svg:desc>Sheet1.K16:Sheet1.K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60952380952381">
                <text:p>1.6095238095238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84646348476136">
                <text:p>1.84646348476136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820987654321">
                <text:p>1.9820987654321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22040302267">
                <text:p>2.02204030226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4960534304797">
                <text:p>1.9496053430479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7448920023351">
                <text:p>1.87448920023351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6903376018626">
                <text:p>1.8690337601862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84858952216465">
                <text:p>1.84858952216465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2236095346198">
                <text:p>1.8223609534619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5cm" svg:height="8.997cm" xlink:href=".." xlink:type="simple" chart:class="chart:line" chart:style-name="ch1">
        <chart:title svg:x="7.313cm" svg:y="0.315cm" chart:style-name="ch2">
          <text:p>25000</text:p>
        </chart:title>
        <chart:plot-area chart:style-name="ch3" table:cell-range-address="Sheet1.M16:Sheet1.N25" chart:data-source-has-labels="column" svg:x="1.33cm" svg:y="1.273cm" svg:width="14.336cm" svg:height="6.564cm">
          <chartooo:coordinate-region svg:x="2.057cm" svg:y="1.472cm" svg:width="13.422cm" svg:height="5.718cm"/>
          <chart:axis chart:dimension="x" chart:name="primary-x" chart:style-name="ch4" chartooo:axis-type="auto">
            <chartooo:date-scale/>
            <chart:title svg:x="6.972cm" svg:y="8.016cm" chart:style-name="ch5">
              <text:p>Количество потоков</text:p>
            </chart:title>
            <chart:categories table:cell-range-address="Sheet1.M16:Sheet1.M25"/>
          </chart:axis>
          <chart:axis chart:dimension="y" chart:name="primary-y" chart:style-name="ch4">
            <chart:title svg:x="0.451cm" svg:y="6.478cm" chart:style-name="ch6">
              <text:p>Коэффициент ускорения</text:p>
            </chart:title>
            <chart:grid chart:style-name="ch7" chart:class="major"/>
          </chart:axis>
          <chart:series chart:style-name="ch8" chart:values-cell-range-address="Sheet1.N16:Sheet1.N2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N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M16:Sheet1.M25</svg:desc>
                </draw:g>
              </table:table-cell>
              <table:table-cell office:value-type="float" office:value="1">
                <text:p>1</text:p>
                <draw:g>
                  <svg:desc>Sheet1.N16:Sheet1.N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70073389508019">
                <text:p>1.70073389508019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035594767265">
                <text:p>1.9035594767265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2.04677788681714">
                <text:p>2.04677788681714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2.03413524057217">
                <text:p>2.03413524057217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92168304668305">
                <text:p>1.92168304668305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91345565749235">
                <text:p>1.91345565749235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8463855421687">
                <text:p>1.88463855421687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85173128144421">
                <text:p>1.8517312814442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5227945529899">
                <text:p>1.85227945529899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5.986cm" svg:height="8.997cm" xlink:href=".." xlink:type="simple" chart:class="chart:line" chart:style-name="ch1">
        <chart:title svg:x="7.314cm" svg:y="0.315cm" chart:style-name="ch2">
          <text:p>30000</text:p>
        </chart:title>
        <chart:plot-area chart:style-name="ch3" table:cell-range-address="Sheet1.P16:Sheet1.Q25" chart:data-source-has-labels="column" svg:x="1.33cm" svg:y="1.273cm" svg:width="14.337cm" svg:height="6.564cm">
          <chartooo:coordinate-region svg:x="2.057cm" svg:y="1.472cm" svg:width="13.423cm" svg:height="5.718cm"/>
          <chart:axis chart:dimension="x" chart:name="primary-x" chart:style-name="ch4" chartooo:axis-type="auto">
            <chartooo:date-scale/>
            <chart:title svg:x="6.972cm" svg:y="8.016cm" chart:style-name="ch5">
              <text:p>Количество потоков</text:p>
            </chart:title>
            <chart:categories table:cell-range-address="Sheet1.P16:Sheet1.P25"/>
          </chart:axis>
          <chart:axis chart:dimension="y" chart:name="primary-y" chart:style-name="ch4">
            <chart:title svg:x="0.451cm" svg:y="6.478cm" chart:style-name="ch6">
              <text:p>Коэффициент ускорения</text:p>
            </chart:title>
            <chart:grid chart:style-name="ch7" chart:class="major"/>
          </chart:axis>
          <chart:series chart:style-name="ch8" chart:values-cell-range-address="Sheet1.Q16:Sheet1.Q25" chart:class="chart:line">
            <chart:data-point chart:repeated="10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Столбец Q</text:p>
              </table:table-cell>
            </table:table-row>
          </table:table-header-rows>
          <table:table-rows>
            <table:table-row>
              <table:table-cell office:value-type="float" office:value="1">
                <text:p>1</text:p>
                <draw:g>
                  <svg:desc>Sheet1.P16:Sheet1.P25</svg:desc>
                </draw:g>
              </table:table-cell>
              <table:table-cell office:value-type="float" office:value="1">
                <text:p>1</text:p>
                <draw:g>
                  <svg:desc>Sheet1.Q16:Sheet1.Q25</svg:desc>
                </draw:g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1.81534090909091">
                <text:p>1.81534090909091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1.92469879518072">
                <text:p>1.92469879518072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1.97100555212832">
                <text:p>1.97100555212832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1.98365066225166">
                <text:p>1.9836506622516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1.89726840855107">
                <text:p>1.89726840855107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1.86116504854369">
                <text:p>1.86116504854369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1.84682080924856">
                <text:p>1.8468208092485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1.83620689655172">
                <text:p>1.83620689655172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1.83269598470363">
                <text:p>1.83269598470363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